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24" style:family="paragraph" style:parent-style-name="Heading_20_1" style:list-style-name="WWNum1">
      <style:paragraph-properties fo:break-before="auto" fo:break-after="auto"/>
    </style:style>
    <style:style style:name="P2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6" style:family="text">
      <style:text-properties fo:font-variant="small-caps" fo:color="#336633" fo:font-size="16pt" style:font-size-asian="16pt" style:font-size-complex="16pt"/>
    </style:style>
    <style:style style:name="T17" style:family="text">
      <style:text-properties fo:font-variant="small-caps" fo:color="#669966" fo:font-size="14pt" style:font-size-asian="14pt" style:font-size-complex="14pt"/>
    </style:style>
    <style:style style:name="T1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aczyuw2yex2w"/><text:span text:style-name="T1">Introducción a Docker y Kubernetes</text:span><text:span text:style-name="T2"><text:line-break/></text:span><text:span text:style-name="T3">UD 03. Actividades entregables</text:span></text:p>
      <text:p text:style-name="P1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5"><draw:frame draw:style-name="fr1" draw:name="image3.png" text:anchor-type="as-char" svg:width="6.6929in" svg:height="0.4862in" draw:z-index="0"><draw:image xlink:href="Pictures/10000000000007800000008BADE10FA77D575FB0.png" xlink:type="simple" xlink:show="embed" xlink:actuate="onLoad" loext:mime-type="image/png"/></draw:frame></text:p>
      <text:p text:style-name="P4"><text:span text:style-name="T5">Autor: Sergi García Barea</text:span></text:p>
      <text:p text:style-name="P4"><text:span text:style-name="T5">Actualizado Enero 2025</text:span></text:p>
      <text:p text:style-name="P4"><text:span text:style-name="T6">Licencia</text:span></text:p>
      <text:p text:style-name="P7"/>
      <text:p text:style-name="P6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stintos símbolos para distinguir elementos importantes dentro del contenido. Estos símbolos son:</text:p>
      <text:p text:style-name="P8"/>
      <text:p text:style-name="P10"><text:span text:style-name="T10"><text:s/>📖 </text:span><text:span text:style-name="T11">Importante</text:span></text:p>
      <text:p text:style-name="P11"/>
      <text:p text:style-name="P10"><text:span text:style-name="T12"><text:s/>❕</text:span><text:span text:style-name="T13"> </text:span><text:span text:style-name="T11">Atención</text:span></text:p>
      <text:p text:style-name="P11"/>
      <text:p text:style-name="P10"><text:span text:style-name="T10"><text:s/>💬</text:span> <text:span text:style-name="T11">Interesante</text:span></text:p>
      <text:p text:style-name="P12"><text:span text:style-name="T14">Índice de 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soft-page-break/><text:span text:style-name="T15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4"><text:span text:style-name="T9">2. Entrega “C</text:span><text:a xlink:type="simple" xlink:href="#_vyhbfp4t666x" text:style-name="Index_20_Link" text:visited-style-name="Index_20_Link"><text:span text:style-name="T9">aso práctico 1</text:span></text:a><text:span text:style-name="T9">”<text:tab/>3</text:span></text:p>
          <text:p text:style-name="P14"><text:span text:style-name="T9">3. Entrega “</text:span><text:a xlink:type="simple" xlink:href="#_pl6aj0jxol2r" text:style-name="Index_20_Link" text:visited-style-name="Index_20_Link"><text:span text:style-name="T9">Caso práctico 2</text:span></text:a><text:span text:style-name="T9">”<text:tab/>3</text:span></text:p>
          <text:p text:style-name="P15"><text:span text:style-name="T9">4. Entrega “</text:span><text:a xlink:type="simple" xlink:href="#_cx3u8gtl8wiv" text:style-name="Index_20_Link" text:visited-style-name="Index_20_Link"><text:span text:style-name="T9">Caso práctico 3</text:span></text:a><text:span text:style-name="T9">”<text:tab/>3</text:span></text:p>
        </text:index-body>
      </text:table-of-conten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<text:span text:style-name="T16">UD03. Actividades entregables</text:span></text:p>
      <text:list xml:id="list555248936" text:style-name="WWNum1">
        <text:list-item>
          <text:p text:style-name="P24"><text:bookmark text:name="_dbh0n1vac4c8"/>Introducción</text:p>
        </text:list-item>
      </text:list>
      <text:p text:style-name="P11">En esta unidad debes entregar un PDF/ODT <text:span text:style-name="T19">donde elijas 2 de los 3 casos prácticos</text:span> y demuestres su realización. A continuación indicamos que entregar en cada uno de los casos prácticos.</text:p>
      <text:p text:style-name="P11"/>
      <text:p text:style-name="P10"><text:span text:style-name="T12"><text:s/>❕</text:span><text:span text:style-name="T13"> </text:span><text:span text:style-name="T11">Atención:</text:span> por si tu mente se lo ha saltado… <text:span text:style-name="T11">¡Solo 2 de los 3 casos prácticos!</text:span> :)</text:p>
      <text:list xml:id="list82401998838649" text:continue-numbering="true" text:style-name="WWNum1">
        <text:list-item>
          <text:p text:style-name="P24"><text:bookmark text:name="_vyhbfp4t666x"/>Entrega “Caso práctico 1”</text:p>
        </text:list-item>
      </text:list>
      <text:p text:style-name="P11"><text:soft-page-break/>Adjunta una captura donde se observe que estás dentro del contenedor y se han creado 10 carpetas en “/root”. Tras ello, adjunta una captura donde se observe que se ha ejecutado el script propuesto para la corrección automática.</text:p>
      <text:list xml:id="list82401088754610" text:continue-numbering="true" text:style-name="WWNum1">
        <text:list-item>
          <text:p text:style-name="P24"><text:bookmark text:name="_pl6aj0jxol2r"/>Entrega “Caso práctico 2”</text:p>
        </text:list-item>
      </text:list>
      <text:p text:style-name="P11">Captura final del navegador donde se observe que Wordpress está funcionando.</text:p>
      <text:list xml:id="list82401284624900" text:continue-numbering="true" text:style-name="WWNum1">
        <text:list-item>
          <text:p text:style-name="P24"><text:bookmark text:name="_cx3u8gtl8wiv"/>Entrega “Caso práctico 3”</text:p>
        </text:list-item>
      </text:list>
      <text:p text:style-name="P11">Captura final del navegador accediendo a la interfaz gráfica mediante el cliente NoVN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3. Actividades entregables</text:span></text:p>
      </style:header>
      <style:footer>
        <text:p text:style-name="MP4"><text:span text:style-name="MT1">Curso Introducción a Docker<text:tab/><text:tab/>UD03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29" meta:word-count="254" meta:character-count="1560" meta:non-whitespace-character-count="1329"/>
    <meta:generator>LibreOfficeDev/6.0.5.2$Linux_X86_64 LibreOffice_project/</meta:generator>
  </office:meta>
</office:document-meta>
</file>